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10.75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58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>
            <text:p>redmine #</text:p>
          </table:table-cell>
          <table:table-cell table:style-name="ce1" office:value-type="string">
            <text:p>compito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ottimista</text:p>
          </table:table-cell>
          <table:table-cell table:style-name="ce1" office:value-type="string">
            <text:p>pessimista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finora</text:p>
          </table:table-cell>
          <table:table-cell table:style-name="ce1" table:number-columns-repeated="1017"/>
        </table:table-row>
        <table:table-row table:style-name="ro3">
          <table:table-cell table:style-name="ce1" office:value-type="float" office:value="5">
            <text:p>5</text:p>
          </table:table-cell>
          <table:table-cell office:value-type="string">
            <text:p>modelli</text:p>
          </table:table-cell>
          <table:table-cell office:value-type="string">
            <text:p>validazioni complete e test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8">
            <text:p>28</text:p>
          </table:table-cell>
          <table:table-cell table:number-columns-repeated="1018"/>
        </table:table-row>
        <table:table-row table:style-name="ro2">
          <table:table-cell table:style-name="ce1"/>
          <table:table-cell office:value-type="string">
            <text:p>metodi di logica</text:p>
          </table:table-cell>
          <table:table-cell office:value-type="string">
            <text:p>Con test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Default" office:value-type="string">
            <text:p>editor di lezioni</text:p>
          </table:table-cell>
          <table:table-cell office:value-type="string">
            <text:p>struttura con salvataggio ma senza css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Default" office:value-type="string">
            <text:p>pagina le mie lezioni</text:p>
          </table:table-cell>
          <table:table-cell office:value-type="string">
            <text:p>struttura ma senza css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Default" office:value-type="string">
            <text:p>parziale una lezione</text:p>
          </table:table-cell>
          <table:table-cell office:value-type="string">
            <text:p>comprende tutti gli stati + bookmark etc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office:value-type="string">
            <text:p>pagina i miei elementi</text:p>
          </table:table-cell>
          <table:table-cell office:value-type="string">
            <text:p>struttura ma senza css + form per caricare elemento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Default" office:value-type="string">
            <text:p>parziale elemento</text:p>
          </table:table-cell>
          <table:table-cell office:value-type="string">
            <text:p>comprende tutti gli stati + bookmark etc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Default" office:value-type="string">
            <text:p>pagina virtual classroom</text:p>
          </table:table-cell>
          <table:table-cell office:value-type="string">
            <text:p>struttura ma senza css</text:p>
          </table:table-cell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Default" office:value-type="string">
            <text:p>mio profilo e autenticazione</text:p>
          </table:table-cell>
          <table:table-cell office:value-type="string">
            <text:p>struttura ma senza css + decidere come fare l'autenticazione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Default" office:value-type="string">
            <text:p>editor video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Default" office:value-type="string">
            <text:p>editor audio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table:style-name="Default" office:value-type="string">
            <text:p>editor img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style-name="ce1"/>
          <table:table-cell office:value-type="string">
            <text:p>vestire viste css</text:p>
          </table:table-cell>
          <table:table-cell table:number-columns-repeated="1022"/>
        </table:table-row>
        <table:table-row table:style-name="ro2" table:number-rows-repeated="3">
          <table:table-cell table:style-name="ce1"/>
          <table:table-cell table:style-name="Default"/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office:value-type="string">
            <text:p>tinyMCE cinese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cross browser e lingue</text:p>
          </table:table-cell>
          <table:table-cell table:number-columns-repeated="1022"/>
        </table:table-row>
        <table:table-row table:style-name="ro3">
          <table:table-cell table:style-name="ce1"/>
          <table:table-cell office:value-type="string">
            <text:p>administ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09-28T09:49:54</dc:date>
    <dc:creator>Morgan Spa</dc:creator>
    <meta:editing-duration>PT3H56M25S</meta:editing-duration>
    <meta:editing-cycles>12</meta:editing-cycles>
    <meta:generator>LibreOffice/3.5$Linux_X86_64 LibreOffice_project/350m1$Build-2</meta:generator>
    <meta:document-statistic meta:table-count="3" meta:cell-count="36" meta:object-count="0"/>
  </office:meta>
</office:document-meta>
</file>